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rsid="0012d5d9" officeooo:paragraph-rsid="0012d5d9"/>
    </style:style>
    <style:style style:name="P2" style:family="paragraph" style:parent-style-name="Text_20_body">
      <style:text-properties officeooo:rsid="0013aef7" officeooo:paragraph-rsid="00155fad"/>
    </style:style>
    <style:style style:name="P3" style:family="paragraph" style:parent-style-name="Text_20_body">
      <style:text-properties fo:font-size="12pt" officeooo:rsid="000e6f7a" style:font-size-asian="12pt" style:font-size-complex="12pt"/>
    </style:style>
    <style:style style:name="P4" style:family="paragraph" style:parent-style-name="Text_20_body">
      <style:text-properties fo:font-size="12pt" officeooo:rsid="00126e25" officeooo:paragraph-rsid="00126e25" style:font-size-asian="12pt" style:font-size-complex="12pt"/>
    </style:style>
    <style:style style:name="P5" style:family="paragraph" style:parent-style-name="Text_20_body">
      <style:text-properties officeooo:rsid="00172d7f" officeooo:paragraph-rsid="00172d7f"/>
    </style:style>
    <style:style style:name="P6" style:family="paragraph" style:parent-style-name="Text_20_body">
      <style:text-properties officeooo:rsid="00177024" officeooo:paragraph-rsid="00177024"/>
    </style:style>
    <style:style style:name="P7" style:family="paragraph" style:parent-style-name="Text_20_body">
      <style:text-properties officeooo:paragraph-rsid="001a24e8"/>
    </style:style>
    <style:style style:name="P8" style:family="paragraph" style:parent-style-name="Text_20_body">
      <style:text-properties officeooo:rsid="001bad26" officeooo:paragraph-rsid="001bad26"/>
    </style:style>
    <style:style style:name="T1" style:family="text">
      <style:text-properties fo:font-size="12pt" style:font-size-asian="12pt" style:font-size-complex="12pt"/>
    </style:style>
    <style:style style:name="T2" style:family="text">
      <style:text-properties fo:font-size="12pt" officeooo:rsid="000e6f7a" style:font-size-asian="12pt" style:font-size-complex="12pt"/>
    </style:style>
    <style:style style:name="T3" style:family="text">
      <style:text-properties fo:font-size="12pt" officeooo:rsid="00126e25" style:font-size-asian="12pt" style:font-size-complex="12pt"/>
    </style:style>
    <style:style style:name="T4" style:family="text">
      <style:text-properties fo:font-size="12pt" officeooo:rsid="00155fad" style:font-size-asian="12pt" style:font-size-complex="12pt"/>
    </style:style>
    <style:style style:name="T5" style:family="text">
      <style:text-properties fo:font-size="12pt" officeooo:rsid="0018ecf7" style:font-size-asian="12pt" style:font-size-complex="12pt"/>
    </style:style>
    <style:style style:name="T6" style:family="text">
      <style:text-properties fo:font-size="12pt" officeooo:rsid="001a24e8" style:font-size-asian="12pt" style:font-size-complex="12pt"/>
    </style:style>
    <style:style style:name="T7" style:family="text">
      <style:text-properties officeooo:rsid="000e6f7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QdockWidget类提供了可以在QMainWindow的内停靠或浮动作为桌面上的顶层窗口部件。这种窗口部件类似PDF文档中的侧边栏，可以开启，也可以关闭。</text:p>
      <text:p text:style-name="Text_20_body"><text:span text:style-name="T7"><text:tab/></text:span><text:span text:style-name="T2">QListWidget类提供了一个基于项目的列表窗口小部件。这种窗口部件类似于播放器侧边的播放列表。</text:span></text:p>
      <text:p text:style-name="Text_20_body"><text:tab/><text:span text:style-name="T1">QPlainTextEdit类提供用于编辑和显示纯文本的Widget。它使用和QTextEdit非常相同的技术和概念，但对于纯文本处理进行了优化。</text:span></text:p>
      <text:p text:style-name="P4"><text:tab/>QTextDocument类保存富文本格式的文本。</text:p>
      <text:p text:style-name="P1"><text:span text:style-name="T3"><text:tab/></text:span><text:span text:style-name="T1">QTextCursor类提供了一个API来访问和修改至QTextDocument。文本光标是用于通过模仿光标在文本编辑器的行为编程接口来访问和修改的内容和基础文本文档的结构对象。</text:span></text:p>
      <text:p text:style-name="P2"><text:span text:style-name="T1"><text:tab/>QTextFrame类表示QTextDocument的一个框架。</text:span><text:span text:style-name="T4">框架可以用来创建分层结构的富文本文档。</text:span></text:p>
      <text:p text:style-name="P5"><text:span text:style-name="T4"><text:tab/>QTextCharFormat类提供在QTextDocument里的字符格式信息</text:span><text:span text:style-name="T1">。</text:span></text:p>
      <text:p text:style-name="P6"><text:span text:style-name="T1"><text:tab/>QPrinter类是一个绘制在打印机上的绘图设备。</text:span></text:p>
      <text:p text:style-name="P7"><text:span text:style-name="T6"><text:tab/></text:span><text:span text:style-name="T1">QPrintDialog类是打印机对话框，当选择打印机是弹出这个对话框。</text:span></text:p>
      <text:p text:style-name="P8"><text:span text:style-name="T1"><text:tab/>QTreeWidget类提供了使用预定义树模型的树视图。</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0T16:19:20.644909234</meta:creation-date>
    <meta:generator>LibreOffice/4.2.8.2$Linux_X86_64 LibreOffice_project/420m0$Build-2</meta:generator>
    <dc:date>2016-01-21T15:07:38.388679964</dc:date>
    <meta:editing-duration>PT6H24M47S</meta:editing-duration>
    <meta:editing-cycles>13</meta:editing-cycles>
    <meta:document-statistic meta:table-count="0" meta:image-count="0" meta:object-count="0" meta:page-count="1" meta:paragraph-count="10" meta:word-count="328" meta:character-count="507" meta:non-whitespace-character-count="497"/>
  </office:meta>
</office:document-meta>
</file>